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9F00000B1EF5091D9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o Sans Std" svg:font-family="'Neo Sans Std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2.161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3.151cm" loext:decorative="false"/>
      <style:paragraph-properties style:writing-mode="lr-tb"/>
    </style:style>
    <style:style style:name="gr5" style:family="graphic" style:parent-style-name="standard">
      <style:graphic-properties svg:stroke-color="#b2b2b2" draw:fill="none" loext:fill-use-slide-background="false" draw:textarea-horizontal-align="justify" draw:textarea-vertical-align="middle" draw:auto-grow-height="false" fo:min-height="2.95cm" fo:min-width="7.5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736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3465a4" loext:opacity="100%" style:font-name="Neo Sans Std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color="#990000" loext:opacity="100%"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3465a4" loext:opacity="100%" style:font-name="Neo Sans Std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color="#990000" loext:opacity="100%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2.05cm" svg:height="3cm" svg:x="2.7cm" svg:y="1.5cm">
            <draw:image xlink:href="Pictures/100000010000079F00000B1EF5091D91.png" xlink:type="simple" xlink:show="embed" xlink:actuate="onLoad" draw:mime-type="image/png">
              <text:p/>
            </draw:image>
          </draw:frame>
          <draw:frame draw:style-name="gr3" draw:text-style-name="P2" draw:layer="layout" svg:width="2.661cm" svg:height="1.11cm" svg:x="4.7cm" svg:y="1.25cm">
            <draw:text-box>
              <text:p><text:span text:style-name="T1">Electro</text:span></text:p>
            </draw:text-box>
          </draw:frame>
          <draw:frame draw:style-name="gr4" draw:text-style-name="P4" draw:layer="layout" svg:width="6.1cm" svg:height="3.401cm" svg:x="4.65cm" svg:y="1.3cm">
            <draw:text-box>
              <text:p text:style-name="P3"><text:span text:style-name="T2">100</text:span></text:p>
              <text:p text:style-name="P3"><text:span text:style-name="T2">Alfred</text:span></text:p>
            </draw:text-box>
          </draw:frame>
          <draw:custom-shape draw:style-name="gr5" draw:text-style-name="P1" draw:layer="layout" svg:width="8cm" svg:height="3.2cm" svg:x="2.7cm" svg:y="1.4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frame draw:style-name="gr2" draw:text-style-name="P1" draw:layer="layout" svg:width="2.05cm" svg:height="3cm" svg:x="11.5cm" svg:y="1.5cm">
            <draw:image xlink:href="Pictures/100000010000079F00000B1EF5091D91.png" xlink:type="simple" xlink:show="embed" xlink:actuate="onLoad" draw:mime-type="image/png">
              <text:p/>
            </draw:image>
          </draw:frame>
          <draw:frame draw:style-name="gr3" draw:text-style-name="P2" draw:layer="layout" svg:width="2.661cm" svg:height="1.11cm" svg:x="13.5cm" svg:y="1.25cm">
            <draw:text-box>
              <text:p><text:span text:style-name="T1">Electro</text:span></text:p>
            </draw:text-box>
          </draw:frame>
          <draw:frame draw:style-name="gr4" draw:text-style-name="P4" draw:layer="layout" svg:width="6.1cm" svg:height="3.401cm" svg:x="13.45cm" svg:y="1.3cm">
            <draw:text-box>
              <text:p text:style-name="P3"><text:span text:style-name="T2">101</text:span></text:p>
              <text:p text:style-name="P3"><text:span text:style-name="T2">Oscar</text:span></text:p>
            </draw:text-box>
          </draw:frame>
          <draw:custom-shape draw:style-name="gr5" draw:text-style-name="P1" draw:layer="layout" svg:width="8cm" svg:height="3.2cm" svg:x="11.5cm" svg:y="1.4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frame draw:style-name="gr2" draw:text-style-name="P1" draw:layer="layout" svg:width="2.05cm" svg:height="3cm" svg:x="2.65cm" svg:y="4.929cm">
            <draw:image xlink:href="Pictures/100000010000079F00000B1EF5091D91.png" xlink:type="simple" xlink:show="embed" xlink:actuate="onLoad" draw:mime-type="image/png">
              <text:p/>
            </draw:image>
          </draw:frame>
          <draw:frame draw:style-name="gr3" draw:text-style-name="P2" draw:layer="layout" svg:width="2.661cm" svg:height="1.11cm" svg:x="4.65cm" svg:y="4.679cm">
            <draw:text-box>
              <text:p><text:span text:style-name="T1">Electro</text:span></text:p>
            </draw:text-box>
          </draw:frame>
          <draw:frame draw:style-name="gr4" draw:text-style-name="P4" draw:layer="layout" svg:width="6.1cm" svg:height="3.401cm" svg:x="4.6cm" svg:y="4.729cm">
            <draw:text-box>
              <text:p text:style-name="P3"><text:span text:style-name="T2">102</text:span></text:p>
              <text:p text:style-name="P3"><text:span text:style-name="T2">Coco</text:span></text:p>
            </draw:text-box>
          </draw:frame>
          <draw:custom-shape draw:style-name="gr5" draw:text-style-name="P1" draw:layer="layout" svg:width="8cm" svg:height="3.2cm" svg:x="2.65cm" svg:y="4.829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frame draw:style-name="gr2" draw:text-style-name="P1" draw:layer="layout" svg:width="2.05cm" svg:height="3cm" svg:x="11.45cm" svg:y="4.929cm">
            <draw:image xlink:href="Pictures/100000010000079F00000B1EF5091D91.png" xlink:type="simple" xlink:show="embed" xlink:actuate="onLoad" draw:mime-type="image/png">
              <text:p/>
            </draw:image>
          </draw:frame>
          <draw:frame draw:style-name="gr3" draw:text-style-name="P2" draw:layer="layout" svg:width="2.661cm" svg:height="1.11cm" svg:x="13.45cm" svg:y="4.679cm">
            <draw:text-box>
              <text:p><text:span text:style-name="T1">Electro</text:span></text:p>
            </draw:text-box>
          </draw:frame>
          <draw:frame draw:style-name="gr4" draw:text-style-name="P4" draw:layer="layout" svg:width="6.1cm" svg:height="3.401cm" svg:x="13.4cm" svg:y="4.729cm">
            <draw:text-box>
              <text:p text:style-name="P3"><text:span text:style-name="T2">103</text:span></text:p>
              <text:p text:style-name="P3"><text:span text:style-name="T2">Jack</text:span></text:p>
            </draw:text-box>
          </draw:frame>
          <draw:custom-shape draw:style-name="gr5" draw:text-style-name="P1" draw:layer="layout" svg:width="8cm" svg:height="3.2cm" svg:x="11.45cm" svg:y="4.829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frame draw:style-name="gr2" draw:text-style-name="P1" draw:layer="layout" svg:width="2.05cm" svg:height="3cm" svg:x="2.65cm" svg:y="8.357cm">
            <draw:image xlink:href="Pictures/100000010000079F00000B1EF5091D91.png" xlink:type="simple" xlink:show="embed" xlink:actuate="onLoad" draw:mime-type="image/png">
              <text:p/>
            </draw:image>
          </draw:frame>
          <draw:frame draw:style-name="gr3" draw:text-style-name="P2" draw:layer="layout" svg:width="2.661cm" svg:height="1.11cm" svg:x="4.65cm" svg:y="8.107cm">
            <draw:text-box>
              <text:p><text:span text:style-name="T1">Electro</text:span></text:p>
            </draw:text-box>
          </draw:frame>
          <draw:frame draw:style-name="gr4" draw:text-style-name="P4" draw:layer="layout" svg:width="6.1cm" svg:height="3.401cm" svg:x="4.6cm" svg:y="8.157cm">
            <draw:text-box>
              <text:p text:style-name="P3"><text:span text:style-name="T2">104</text:span></text:p>
              <text:p text:style-name="P3"><text:span text:style-name="T2">William</text:span></text:p>
            </draw:text-box>
          </draw:frame>
          <draw:custom-shape draw:style-name="gr5" draw:text-style-name="P1" draw:layer="layout" svg:width="8cm" svg:height="3.2cm" svg:x="2.65cm" svg:y="8.257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frame draw:style-name="gr2" draw:text-style-name="P1" draw:layer="layout" svg:width="2.05cm" svg:height="3cm" svg:x="11.45cm" svg:y="8.357cm">
            <draw:image xlink:href="Pictures/100000010000079F00000B1EF5091D91.png" xlink:type="simple" xlink:show="embed" xlink:actuate="onLoad" draw:mime-type="image/png">
              <text:p/>
            </draw:image>
          </draw:frame>
          <draw:frame draw:style-name="gr3" draw:text-style-name="P2" draw:layer="layout" svg:width="2.661cm" svg:height="1.11cm" svg:x="13.45cm" svg:y="8.107cm">
            <draw:text-box>
              <text:p><text:span text:style-name="T1">Electro</text:span></text:p>
            </draw:text-box>
          </draw:frame>
          <draw:frame draw:style-name="gr4" draw:text-style-name="P4" draw:layer="layout" svg:width="6.1cm" svg:height="3.401cm" svg:x="13.4cm" svg:y="8.157cm">
            <draw:text-box>
              <text:p text:style-name="P3"><text:span text:style-name="T2">105</text:span></text:p>
              <text:p text:style-name="P3"><text:span text:style-name="T2">Oliver</text:span></text:p>
            </draw:text-box>
          </draw:frame>
          <draw:custom-shape draw:style-name="gr5" draw:text-style-name="P1" draw:layer="layout" svg:width="8cm" svg:height="3.2cm" svg:x="11.45cm" svg:y="8.257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frame draw:style-name="gr2" draw:text-style-name="P1" draw:layer="layout" svg:width="2.05cm" svg:height="3cm" svg:x="2.65cm" svg:y="11.786cm">
            <draw:image xlink:href="Pictures/100000010000079F00000B1EF5091D91.png" xlink:type="simple" xlink:show="embed" xlink:actuate="onLoad" draw:mime-type="image/png">
              <text:p/>
            </draw:image>
          </draw:frame>
          <draw:frame draw:style-name="gr3" draw:text-style-name="P2" draw:layer="layout" svg:width="2.661cm" svg:height="1.11cm" svg:x="4.65cm" svg:y="11.536cm">
            <draw:text-box>
              <text:p><text:span text:style-name="T1">Electro</text:span></text:p>
            </draw:text-box>
          </draw:frame>
          <draw:frame draw:style-name="gr4" draw:text-style-name="P4" draw:layer="layout" svg:width="6.1cm" svg:height="3.401cm" svg:x="4.6cm" svg:y="11.586cm">
            <draw:text-box>
              <text:p text:style-name="P3"><text:span text:style-name="T2">106</text:span></text:p>
              <text:p text:style-name="P3"><text:span text:style-name="T2">Aksel</text:span></text:p>
            </draw:text-box>
          </draw:frame>
          <draw:custom-shape draw:style-name="gr5" draw:text-style-name="P1" draw:layer="layout" svg:width="8cm" svg:height="3.2cm" svg:x="2.65cm" svg:y="11.686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frame draw:style-name="gr2" draw:text-style-name="P1" draw:layer="layout" svg:width="2.05cm" svg:height="3cm" svg:x="11.45cm" svg:y="11.786cm">
            <draw:image xlink:href="Pictures/100000010000079F00000B1EF5091D91.png" xlink:type="simple" xlink:show="embed" xlink:actuate="onLoad" draw:mime-type="image/png">
              <text:p/>
            </draw:image>
          </draw:frame>
          <draw:frame draw:style-name="gr3" draw:text-style-name="P2" draw:layer="layout" svg:width="2.661cm" svg:height="1.11cm" svg:x="13.45cm" svg:y="11.536cm">
            <draw:text-box>
              <text:p><text:span text:style-name="T1">Electro</text:span></text:p>
            </draw:text-box>
          </draw:frame>
          <draw:frame draw:style-name="gr4" draw:text-style-name="P4" draw:layer="layout" svg:width="6.1cm" svg:height="3.401cm" svg:x="13.4cm" svg:y="11.586cm">
            <draw:text-box>
              <text:p text:style-name="P3"><text:span text:style-name="T2">107</text:span></text:p>
              <text:p text:style-name="P3"><text:span text:style-name="T2">Arthur</text:span></text:p>
            </draw:text-box>
          </draw:frame>
          <draw:custom-shape draw:style-name="gr5" draw:text-style-name="P1" draw:layer="layout" svg:width="8cm" svg:height="3.2cm" svg:x="11.45cm" svg:y="11.686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frame draw:style-name="gr2" draw:text-style-name="P1" draw:layer="layout" svg:width="2.05cm" svg:height="3cm" svg:x="2.6cm" svg:y="15.214cm">
            <draw:image xlink:href="Pictures/100000010000079F00000B1EF5091D91.png" xlink:type="simple" xlink:show="embed" xlink:actuate="onLoad" draw:mime-type="image/png">
              <text:p/>
            </draw:image>
          </draw:frame>
          <draw:frame draw:style-name="gr3" draw:text-style-name="P2" draw:layer="layout" svg:width="2.661cm" svg:height="1.11cm" svg:x="4.6cm" svg:y="14.964cm">
            <draw:text-box>
              <text:p><text:span text:style-name="T1">Electro</text:span></text:p>
            </draw:text-box>
          </draw:frame>
          <draw:frame draw:style-name="gr4" draw:text-style-name="P4" draw:layer="layout" svg:width="6.1cm" svg:height="3.401cm" svg:x="4.55cm" svg:y="15.014cm">
            <draw:text-box>
              <text:p text:style-name="P3"><text:span text:style-name="T2">108</text:span></text:p>
              <text:p text:style-name="P3"><text:span text:style-name="T2">Kai</text:span></text:p>
            </draw:text-box>
          </draw:frame>
          <draw:custom-shape draw:style-name="gr5" draw:text-style-name="P1" draw:layer="layout" svg:width="8cm" svg:height="3.2cm" svg:x="2.6cm" svg:y="15.114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frame draw:style-name="gr2" draw:text-style-name="P1" draw:layer="layout" svg:width="2.05cm" svg:height="3cm" svg:x="11.4cm" svg:y="15.214cm">
            <draw:image xlink:href="Pictures/100000010000079F00000B1EF5091D91.png" xlink:type="simple" xlink:show="embed" xlink:actuate="onLoad" draw:mime-type="image/png">
              <text:p/>
            </draw:image>
          </draw:frame>
          <draw:frame draw:style-name="gr3" draw:text-style-name="P2" draw:layer="layout" svg:width="2.661cm" svg:height="1.11cm" svg:x="13.4cm" svg:y="14.964cm">
            <draw:text-box>
              <text:p><text:span text:style-name="T1">Electro</text:span></text:p>
            </draw:text-box>
          </draw:frame>
          <draw:frame draw:style-name="gr4" draw:text-style-name="P4" draw:layer="layout" svg:width="6.1cm" svg:height="3.401cm" svg:x="13.35cm" svg:y="15.014cm">
            <draw:text-box>
              <text:p text:style-name="P3"><text:span text:style-name="T2">109</text:span></text:p>
              <text:p text:style-name="P3"><text:span text:style-name="T2">Juniper</text:span></text:p>
            </draw:text-box>
          </draw:frame>
          <draw:custom-shape draw:style-name="gr5" draw:text-style-name="P1" draw:layer="layout" svg:width="8cm" svg:height="3.2cm" svg:x="11.4cm" svg:y="15.114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frame draw:style-name="gr2" draw:text-style-name="P1" draw:layer="layout" svg:width="2.05cm" svg:height="3cm" svg:x="2.65cm" svg:y="18.643cm">
            <draw:image xlink:href="Pictures/100000010000079F00000B1EF5091D91.png" xlink:type="simple" xlink:show="embed" xlink:actuate="onLoad" draw:mime-type="image/png">
              <text:p/>
            </draw:image>
          </draw:frame>
          <draw:frame draw:style-name="gr3" draw:text-style-name="P2" draw:layer="layout" svg:width="2.661cm" svg:height="1.11cm" svg:x="4.65cm" svg:y="18.393cm">
            <draw:text-box>
              <text:p><text:span text:style-name="T1">Electro</text:span></text:p>
            </draw:text-box>
          </draw:frame>
          <draw:frame draw:style-name="gr4" draw:text-style-name="P4" draw:layer="layout" svg:width="6.1cm" svg:height="3.401cm" svg:x="4.6cm" svg:y="18.443cm">
            <draw:text-box>
              <text:p text:style-name="P3"><text:span text:style-name="T2">110</text:span></text:p>
              <text:p text:style-name="P3"><text:span text:style-name="T2">Noa</text:span></text:p>
            </draw:text-box>
          </draw:frame>
          <draw:custom-shape draw:style-name="gr5" draw:text-style-name="P1" draw:layer="layout" svg:width="8cm" svg:height="3.2cm" svg:x="2.65cm" svg:y="18.543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frame draw:style-name="gr2" draw:text-style-name="P1" draw:layer="layout" svg:width="2.05cm" svg:height="3cm" svg:x="11.45cm" svg:y="18.643cm">
            <draw:image xlink:href="Pictures/100000010000079F00000B1EF5091D91.png" xlink:type="simple" xlink:show="embed" xlink:actuate="onLoad" draw:mime-type="image/png">
              <text:p/>
            </draw:image>
          </draw:frame>
          <draw:frame draw:style-name="gr3" draw:text-style-name="P2" draw:layer="layout" svg:width="2.661cm" svg:height="1.11cm" svg:x="13.45cm" svg:y="18.393cm">
            <draw:text-box>
              <text:p><text:span text:style-name="T1">Electro</text:span></text:p>
            </draw:text-box>
          </draw:frame>
          <draw:frame draw:style-name="gr4" draw:text-style-name="P4" draw:layer="layout" svg:width="6.1cm" svg:height="3.401cm" svg:x="13.4cm" svg:y="18.443cm">
            <draw:text-box>
              <text:p text:style-name="P3"><text:span text:style-name="T2">111</text:span></text:p>
              <text:p text:style-name="P3"><text:span text:style-name="T2">Emil</text:span></text:p>
            </draw:text-box>
          </draw:frame>
          <draw:custom-shape draw:style-name="gr5" draw:text-style-name="P1" draw:layer="layout" svg:width="8cm" svg:height="3.2cm" svg:x="11.45cm" svg:y="18.543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frame draw:style-name="gr2" draw:text-style-name="P1" draw:layer="layout" svg:width="2.05cm" svg:height="3cm" svg:x="2.65cm" svg:y="22.071cm">
            <draw:image xlink:href="Pictures/100000010000079F00000B1EF5091D91.png" xlink:type="simple" xlink:show="embed" xlink:actuate="onLoad" draw:mime-type="image/png">
              <text:p/>
            </draw:image>
          </draw:frame>
          <draw:frame draw:style-name="gr3" draw:text-style-name="P2" draw:layer="layout" svg:width="2.661cm" svg:height="1.11cm" svg:x="4.65cm" svg:y="21.821cm">
            <draw:text-box>
              <text:p><text:span text:style-name="T1">Electro</text:span></text:p>
            </draw:text-box>
          </draw:frame>
          <draw:frame draw:style-name="gr4" draw:text-style-name="P4" draw:layer="layout" svg:width="6.1cm" svg:height="3.401cm" svg:x="4.6cm" svg:y="21.871cm">
            <draw:text-box>
              <text:p text:style-name="P3"><text:span text:style-name="T2">112</text:span></text:p>
              <text:p text:style-name="P3"><text:span text:style-name="T2">August</text:span></text:p>
            </draw:text-box>
          </draw:frame>
          <draw:custom-shape draw:style-name="gr5" draw:text-style-name="P1" draw:layer="layout" svg:width="8cm" svg:height="3.2cm" svg:x="2.65cm" svg:y="21.971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frame draw:style-name="gr2" draw:text-style-name="P1" draw:layer="layout" svg:width="2.05cm" svg:height="3cm" svg:x="11.45cm" svg:y="22.071cm">
            <draw:image xlink:href="Pictures/100000010000079F00000B1EF5091D91.png" xlink:type="simple" xlink:show="embed" xlink:actuate="onLoad" draw:mime-type="image/png">
              <text:p/>
            </draw:image>
          </draw:frame>
          <draw:frame draw:style-name="gr3" draw:text-style-name="P2" draw:layer="layout" svg:width="2.661cm" svg:height="1.11cm" svg:x="13.45cm" svg:y="21.821cm">
            <draw:text-box>
              <text:p><text:span text:style-name="T1">Electro</text:span></text:p>
            </draw:text-box>
          </draw:frame>
          <draw:frame draw:style-name="gr4" draw:text-style-name="P4" draw:layer="layout" svg:width="6.1cm" svg:height="3.401cm" svg:x="13.4cm" svg:y="21.871cm">
            <draw:text-box>
              <text:p text:style-name="P3"><text:span text:style-name="T2">113</text:span></text:p>
              <text:p text:style-name="P3"><text:span text:style-name="T2">June</text:span></text:p>
            </draw:text-box>
          </draw:frame>
          <draw:custom-shape draw:style-name="gr5" draw:text-style-name="P1" draw:layer="layout" svg:width="8cm" svg:height="3.2cm" svg:x="11.45cm" svg:y="21.971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frame draw:style-name="gr2" draw:text-style-name="P1" draw:layer="layout" svg:width="2.05cm" svg:height="3cm" svg:x="2.65cm" svg:y="25.5cm">
            <draw:image xlink:href="Pictures/100000010000079F00000B1EF5091D91.png" xlink:type="simple" xlink:show="embed" xlink:actuate="onLoad" draw:mime-type="image/png">
              <text:p/>
            </draw:image>
          </draw:frame>
          <draw:frame draw:style-name="gr3" draw:text-style-name="P2" draw:layer="layout" svg:width="2.661cm" svg:height="1.11cm" svg:x="4.65cm" svg:y="25.25cm">
            <draw:text-box>
              <text:p><text:span text:style-name="T1">Electro</text:span></text:p>
            </draw:text-box>
          </draw:frame>
          <draw:frame draw:style-name="gr4" draw:text-style-name="P4" draw:layer="layout" svg:width="6.1cm" svg:height="3.401cm" svg:x="4.6cm" svg:y="25.3cm">
            <draw:text-box>
              <text:p text:style-name="P3"><text:span text:style-name="T2">114</text:span></text:p>
              <text:p text:style-name="P3"><text:span text:style-name="T2">Sky</text:span></text:p>
            </draw:text-box>
          </draw:frame>
          <draw:custom-shape draw:style-name="gr5" draw:text-style-name="P1" draw:layer="layout" svg:width="8cm" svg:height="3.2cm" svg:x="2.65cm" svg:y="25.4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frame draw:style-name="gr2" draw:text-style-name="P1" draw:layer="layout" svg:width="2.05cm" svg:height="3cm" svg:x="11.45cm" svg:y="25.5cm">
            <draw:image xlink:href="Pictures/100000010000079F00000B1EF5091D91.png" xlink:type="simple" xlink:show="embed" xlink:actuate="onLoad" draw:mime-type="image/png">
              <text:p/>
            </draw:image>
          </draw:frame>
          <draw:frame draw:style-name="gr3" draw:text-style-name="P2" draw:layer="layout" svg:width="2.661cm" svg:height="1.11cm" svg:x="13.45cm" svg:y="25.25cm">
            <draw:text-box>
              <text:p><text:span text:style-name="T1">Electro</text:span></text:p>
            </draw:text-box>
          </draw:frame>
          <draw:frame draw:style-name="gr4" draw:text-style-name="P4" draw:layer="layout" svg:width="6.1cm" svg:height="3.401cm" svg:x="13.4cm" svg:y="25.3cm">
            <draw:text-box>
              <text:p text:style-name="P3"><text:span text:style-name="T2">115</text:span></text:p>
              <text:p text:style-name="P3"><text:span text:style-name="T2">Nat</text:span></text:p>
            </draw:text-box>
          </draw:frame>
          <draw:custom-shape draw:style-name="gr5" draw:text-style-name="P1" draw:layer="layout" svg:width="8cm" svg:height="3.2cm" svg:x="11.45cm" svg:y="25.4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Default">
        <draw:g draw:style-name="gr1">
          <draw:frame draw:style-name="gr2" draw:text-style-name="P1" draw:layer="layout" svg:width="2.05cm" svg:height="3cm" svg:x="2.7cm" svg:y="1.5cm">
            <draw:image xlink:href="Pictures/100000010000079F00000B1EF5091D91.png" xlink:type="simple" xlink:show="embed" xlink:actuate="onLoad" draw:mime-type="image/png">
              <text:p/>
            </draw:image>
          </draw:frame>
          <draw:frame draw:style-name="gr3" draw:text-style-name="P2" draw:layer="layout" svg:width="2.661cm" svg:height="1.11cm" svg:x="4.7cm" svg:y="1.25cm">
            <draw:text-box>
              <text:p><text:span text:style-name="T1">Electro</text:span></text:p>
            </draw:text-box>
          </draw:frame>
          <draw:frame draw:style-name="gr4" draw:text-style-name="P4" draw:layer="layout" svg:width="6.1cm" svg:height="3.401cm" svg:x="4.65cm" svg:y="1.3cm">
            <draw:text-box>
              <text:p text:style-name="P3"><text:span text:style-name="T2">116</text:span></text:p>
              <text:p text:style-name="P3"><text:span text:style-name="T2">Birdie</text:span></text:p>
            </draw:text-box>
          </draw:frame>
          <draw:custom-shape draw:style-name="gr5" draw:text-style-name="P1" draw:layer="layout" svg:width="8cm" svg:height="3.2cm" svg:x="2.7cm" svg:y="1.4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frame draw:style-name="gr2" draw:text-style-name="P1" draw:layer="layout" svg:width="2.05cm" svg:height="3cm" svg:x="11.5cm" svg:y="1.5cm">
            <draw:image xlink:href="Pictures/100000010000079F00000B1EF5091D91.png" xlink:type="simple" xlink:show="embed" xlink:actuate="onLoad" draw:mime-type="image/png">
              <text:p/>
            </draw:image>
          </draw:frame>
          <draw:frame draw:style-name="gr3" draw:text-style-name="P2" draw:layer="layout" svg:width="2.661cm" svg:height="1.11cm" svg:x="13.5cm" svg:y="1.25cm">
            <draw:text-box>
              <text:p><text:span text:style-name="T1">Electro</text:span></text:p>
            </draw:text-box>
          </draw:frame>
          <draw:frame draw:style-name="gr4" draw:text-style-name="P4" draw:layer="layout" svg:width="6.1cm" svg:height="3.401cm" svg:x="13.45cm" svg:y="1.3cm">
            <draw:text-box>
              <text:p text:style-name="P3"><text:span text:style-name="T2">117</text:span></text:p>
              <text:p text:style-name="P3"><text:span text:style-name="T2">Gandalf</text:span></text:p>
            </draw:text-box>
          </draw:frame>
          <draw:custom-shape draw:style-name="gr5" draw:text-style-name="P1" draw:layer="layout" svg:width="8cm" svg:height="3.2cm" svg:x="11.5cm" svg:y="1.4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frame draw:style-name="gr2" draw:text-style-name="P1" draw:layer="layout" svg:width="2.05cm" svg:height="3cm" svg:x="2.65cm" svg:y="4.929cm">
            <draw:image xlink:href="Pictures/100000010000079F00000B1EF5091D91.png" xlink:type="simple" xlink:show="embed" xlink:actuate="onLoad" draw:mime-type="image/png">
              <text:p/>
            </draw:image>
          </draw:frame>
          <draw:frame draw:style-name="gr3" draw:text-style-name="P2" draw:layer="layout" svg:width="2.661cm" svg:height="1.11cm" svg:x="4.65cm" svg:y="4.679cm">
            <draw:text-box>
              <text:p><text:span text:style-name="T1">Electro</text:span></text:p>
            </draw:text-box>
          </draw:frame>
          <draw:frame draw:style-name="gr4" draw:text-style-name="P4" draw:layer="layout" svg:width="6.1cm" svg:height="3.401cm" svg:x="4.6cm" svg:y="4.729cm">
            <draw:text-box>
              <text:p text:style-name="P3"><text:span text:style-name="T2">118</text:span></text:p>
              <text:p text:style-name="P3"><text:span text:style-name="T2">Hugo</text:span></text:p>
            </draw:text-box>
          </draw:frame>
          <draw:custom-shape draw:style-name="gr5" draw:text-style-name="P1" draw:layer="layout" svg:width="8cm" svg:height="3.2cm" svg:x="2.65cm" svg:y="4.829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frame draw:style-name="gr2" draw:text-style-name="P1" draw:layer="layout" svg:width="2.05cm" svg:height="3cm" svg:x="11.45cm" svg:y="4.929cm">
            <draw:image xlink:href="Pictures/100000010000079F00000B1EF5091D91.png" xlink:type="simple" xlink:show="embed" xlink:actuate="onLoad" draw:mime-type="image/png">
              <text:p/>
            </draw:image>
          </draw:frame>
          <draw:frame draw:style-name="gr3" draw:text-style-name="P2" draw:layer="layout" svg:width="2.661cm" svg:height="1.11cm" svg:x="13.45cm" svg:y="4.679cm">
            <draw:text-box>
              <text:p><text:span text:style-name="T1">Electro</text:span></text:p>
            </draw:text-box>
          </draw:frame>
          <draw:frame draw:style-name="gr4" draw:text-style-name="P4" draw:layer="layout" svg:width="6.1cm" svg:height="3.401cm" svg:x="13.4cm" svg:y="4.729cm">
            <draw:text-box>
              <text:p text:style-name="P3"><text:span text:style-name="T2">119</text:span></text:p>
              <text:p text:style-name="P3"><text:span text:style-name="T2">Newton</text:span></text:p>
            </draw:text-box>
          </draw:frame>
          <draw:custom-shape draw:style-name="gr5" draw:text-style-name="P1" draw:layer="layout" svg:width="8cm" svg:height="3.2cm" svg:x="11.45cm" svg:y="4.829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frame draw:style-name="gr2" draw:text-style-name="P1" draw:layer="layout" svg:width="2.05cm" svg:height="3cm" svg:x="2.65cm" svg:y="8.357cm">
            <draw:image xlink:href="Pictures/100000010000079F00000B1EF5091D91.png" xlink:type="simple" xlink:show="embed" xlink:actuate="onLoad" draw:mime-type="image/png">
              <text:p/>
            </draw:image>
          </draw:frame>
          <draw:frame draw:style-name="gr3" draw:text-style-name="P2" draw:layer="layout" svg:width="2.661cm" svg:height="1.11cm" svg:x="4.65cm" svg:y="8.107cm">
            <draw:text-box>
              <text:p><text:span text:style-name="T1">Electro</text:span></text:p>
            </draw:text-box>
          </draw:frame>
          <draw:frame draw:style-name="gr4" draw:text-style-name="P4" draw:layer="layout" svg:width="6.1cm" svg:height="3.401cm" svg:x="4.6cm" svg:y="8.157cm">
            <draw:text-box>
              <text:p text:style-name="P3"><text:span text:style-name="T2">120</text:span></text:p>
              <text:p text:style-name="P3"><text:span text:style-name="T2">Theo</text:span></text:p>
            </draw:text-box>
          </draw:frame>
          <draw:custom-shape draw:style-name="gr5" draw:text-style-name="P1" draw:layer="layout" svg:width="8cm" svg:height="3.2cm" svg:x="2.65cm" svg:y="8.257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frame draw:style-name="gr2" draw:text-style-name="P1" draw:layer="layout" svg:width="2.05cm" svg:height="3cm" svg:x="11.45cm" svg:y="8.357cm">
            <draw:image xlink:href="Pictures/100000010000079F00000B1EF5091D91.png" xlink:type="simple" xlink:show="embed" xlink:actuate="onLoad" draw:mime-type="image/png">
              <text:p/>
            </draw:image>
          </draw:frame>
          <draw:frame draw:style-name="gr3" draw:text-style-name="P2" draw:layer="layout" svg:width="2.661cm" svg:height="1.11cm" svg:x="13.45cm" svg:y="8.107cm">
            <draw:text-box>
              <text:p><text:span text:style-name="T1">Electro</text:span></text:p>
            </draw:text-box>
          </draw:frame>
          <draw:frame draw:style-name="gr4" draw:text-style-name="P4" draw:layer="layout" svg:width="6.1cm" svg:height="3.401cm" svg:x="13.4cm" svg:y="8.157cm">
            <draw:text-box>
              <text:p text:style-name="P3"><text:span text:style-name="T2">121</text:span></text:p>
              <text:p text:style-name="P3"><text:span text:style-name="T2">Liam</text:span></text:p>
            </draw:text-box>
          </draw:frame>
          <draw:custom-shape draw:style-name="gr5" draw:text-style-name="P1" draw:layer="layout" svg:width="8cm" svg:height="3.2cm" svg:x="11.45cm" svg:y="8.257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frame draw:style-name="gr2" draw:text-style-name="P1" draw:layer="layout" svg:width="2.05cm" svg:height="3cm" svg:x="2.65cm" svg:y="11.786cm">
            <draw:image xlink:href="Pictures/100000010000079F00000B1EF5091D91.png" xlink:type="simple" xlink:show="embed" xlink:actuate="onLoad" draw:mime-type="image/png">
              <text:p/>
            </draw:image>
          </draw:frame>
          <draw:frame draw:style-name="gr3" draw:text-style-name="P2" draw:layer="layout" svg:width="2.661cm" svg:height="1.11cm" svg:x="4.65cm" svg:y="11.536cm">
            <draw:text-box>
              <text:p><text:span text:style-name="T1">Electro</text:span></text:p>
            </draw:text-box>
          </draw:frame>
          <draw:frame draw:style-name="gr4" draw:text-style-name="P4" draw:layer="layout" svg:width="6.1cm" svg:height="3.401cm" svg:x="4.6cm" svg:y="11.586cm">
            <draw:text-box>
              <text:p text:style-name="P3"><text:span text:style-name="T2">122</text:span></text:p>
              <text:p text:style-name="P3"><text:span text:style-name="T2">Bode</text:span></text:p>
            </draw:text-box>
          </draw:frame>
          <draw:custom-shape draw:style-name="gr5" draw:text-style-name="P1" draw:layer="layout" svg:width="8cm" svg:height="3.2cm" svg:x="2.65cm" svg:y="11.686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frame draw:style-name="gr2" draw:text-style-name="P1" draw:layer="layout" svg:width="2.05cm" svg:height="3cm" svg:x="11.45cm" svg:y="11.786cm">
            <draw:image xlink:href="Pictures/100000010000079F00000B1EF5091D91.png" xlink:type="simple" xlink:show="embed" xlink:actuate="onLoad" draw:mime-type="image/png">
              <text:p/>
            </draw:image>
          </draw:frame>
          <draw:frame draw:style-name="gr3" draw:text-style-name="P2" draw:layer="layout" svg:width="2.661cm" svg:height="1.11cm" svg:x="13.45cm" svg:y="11.536cm">
            <draw:text-box>
              <text:p><text:span text:style-name="T1">Electro</text:span></text:p>
            </draw:text-box>
          </draw:frame>
          <draw:frame draw:style-name="gr4" draw:text-style-name="P4" draw:layer="layout" svg:width="6.1cm" svg:height="3.401cm" svg:x="13.4cm" svg:y="11.586cm">
            <draw:text-box>
              <text:p text:style-name="P3"><text:span text:style-name="T2">123</text:span></text:p>
              <text:p text:style-name="P3"><text:span text:style-name="T2">Verdi</text:span></text:p>
            </draw:text-box>
          </draw:frame>
          <draw:custom-shape draw:style-name="gr5" draw:text-style-name="P1" draw:layer="layout" svg:width="8cm" svg:height="3.2cm" svg:x="11.45cm" svg:y="11.686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frame draw:style-name="gr2" draw:text-style-name="P1" draw:layer="layout" svg:width="2.05cm" svg:height="3cm" svg:x="2.6cm" svg:y="15.214cm">
            <draw:image xlink:href="Pictures/100000010000079F00000B1EF5091D91.png" xlink:type="simple" xlink:show="embed" xlink:actuate="onLoad" draw:mime-type="image/png">
              <text:p/>
            </draw:image>
          </draw:frame>
          <draw:frame draw:style-name="gr3" draw:text-style-name="P2" draw:layer="layout" svg:width="2.661cm" svg:height="1.11cm" svg:x="4.6cm" svg:y="14.964cm">
            <draw:text-box>
              <text:p><text:span text:style-name="T1">Electro</text:span></text:p>
            </draw:text-box>
          </draw:frame>
          <draw:frame draw:style-name="gr4" draw:text-style-name="P4" draw:layer="layout" svg:width="6.1cm" svg:height="3.401cm" svg:x="4.55cm" svg:y="15.014cm">
            <draw:text-box>
              <text:p text:style-name="P3"><text:span text:style-name="T2">124</text:span></text:p>
              <text:p text:style-name="P3"><text:span text:style-name="T2">Dot</text:span></text:p>
            </draw:text-box>
          </draw:frame>
          <draw:custom-shape draw:style-name="gr5" draw:text-style-name="P1" draw:layer="layout" svg:width="8cm" svg:height="3.2cm" svg:x="2.6cm" svg:y="15.114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frame draw:style-name="gr2" draw:text-style-name="P1" draw:layer="layout" svg:width="2.05cm" svg:height="3cm" svg:x="11.4cm" svg:y="15.214cm">
            <draw:image xlink:href="Pictures/100000010000079F00000B1EF5091D91.png" xlink:type="simple" xlink:show="embed" xlink:actuate="onLoad" draw:mime-type="image/png">
              <text:p/>
            </draw:image>
          </draw:frame>
          <draw:frame draw:style-name="gr3" draw:text-style-name="P2" draw:layer="layout" svg:width="2.661cm" svg:height="1.11cm" svg:x="13.4cm" svg:y="14.964cm">
            <draw:text-box>
              <text:p><text:span text:style-name="T1">Electro</text:span></text:p>
            </draw:text-box>
          </draw:frame>
          <draw:frame draw:style-name="gr6" draw:text-style-name="P4" draw:layer="layout" svg:width="6.45cm" svg:height="3.401cm" svg:x="13cm" svg:y="15.014cm">
            <draw:text-box>
              <text:p text:style-name="P3"><text:span text:style-name="T2">125</text:span></text:p>
              <text:p text:style-name="P3"><text:span text:style-name="T2">Theodor</text:span></text:p>
            </draw:text-box>
          </draw:frame>
          <draw:custom-shape draw:style-name="gr5" draw:text-style-name="P1" draw:layer="layout" svg:width="8cm" svg:height="3.2cm" svg:x="11.4cm" svg:y="15.114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frame draw:style-name="gr2" draw:text-style-name="P1" draw:layer="layout" svg:width="2.05cm" svg:height="3cm" svg:x="2.65cm" svg:y="18.643cm">
            <draw:image xlink:href="Pictures/100000010000079F00000B1EF5091D91.png" xlink:type="simple" xlink:show="embed" xlink:actuate="onLoad" draw:mime-type="image/png">
              <text:p/>
            </draw:image>
          </draw:frame>
          <draw:frame draw:style-name="gr3" draw:text-style-name="P2" draw:layer="layout" svg:width="2.661cm" svg:height="1.11cm" svg:x="4.65cm" svg:y="18.393cm">
            <draw:text-box>
              <text:p><text:span text:style-name="T1">Electro</text:span></text:p>
            </draw:text-box>
          </draw:frame>
          <draw:frame draw:style-name="gr4" draw:text-style-name="P4" draw:layer="layout" svg:width="6.1cm" svg:height="3.401cm" svg:x="4.6cm" svg:y="18.443cm">
            <draw:text-box>
              <text:p text:style-name="P3"><text:span text:style-name="T2">126</text:span></text:p>
              <text:p text:style-name="P3"><text:span text:style-name="T2">Lauge</text:span></text:p>
            </draw:text-box>
          </draw:frame>
          <draw:custom-shape draw:style-name="gr5" draw:text-style-name="P1" draw:layer="layout" svg:width="8cm" svg:height="3.2cm" svg:x="2.65cm" svg:y="18.543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frame draw:style-name="gr2" draw:text-style-name="P1" draw:layer="layout" svg:width="2.05cm" svg:height="3cm" svg:x="11.45cm" svg:y="18.643cm">
            <draw:image xlink:href="Pictures/100000010000079F00000B1EF5091D91.png" xlink:type="simple" xlink:show="embed" xlink:actuate="onLoad" draw:mime-type="image/png">
              <text:p/>
            </draw:image>
          </draw:frame>
          <draw:frame draw:style-name="gr3" draw:text-style-name="P2" draw:layer="layout" svg:width="2.661cm" svg:height="1.11cm" svg:x="13.45cm" svg:y="18.393cm">
            <draw:text-box>
              <text:p><text:span text:style-name="T1">Electro</text:span></text:p>
            </draw:text-box>
          </draw:frame>
          <draw:frame draw:style-name="gr4" draw:text-style-name="P4" draw:layer="layout" svg:width="6.1cm" svg:height="3.401cm" svg:x="13.4cm" svg:y="18.443cm">
            <draw:text-box>
              <text:p text:style-name="P3"><text:span text:style-name="T2">127</text:span></text:p>
              <text:p text:style-name="P3"><text:span text:style-name="T2">Frederik</text:span></text:p>
            </draw:text-box>
          </draw:frame>
          <draw:custom-shape draw:style-name="gr5" draw:text-style-name="P1" draw:layer="layout" svg:width="8cm" svg:height="3.2cm" svg:x="11.45cm" svg:y="18.543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frame draw:style-name="gr2" draw:text-style-name="P1" draw:layer="layout" svg:width="2.05cm" svg:height="3cm" svg:x="2.65cm" svg:y="22.071cm">
            <draw:image xlink:href="Pictures/100000010000079F00000B1EF5091D91.png" xlink:type="simple" xlink:show="embed" xlink:actuate="onLoad" draw:mime-type="image/png">
              <text:p/>
            </draw:image>
          </draw:frame>
          <draw:frame draw:style-name="gr3" draw:text-style-name="P2" draw:layer="layout" svg:width="2.661cm" svg:height="1.11cm" svg:x="4.65cm" svg:y="21.821cm">
            <draw:text-box>
              <text:p><text:span text:style-name="T1">Electro</text:span></text:p>
            </draw:text-box>
          </draw:frame>
          <draw:frame draw:style-name="gr4" draw:text-style-name="P4" draw:layer="layout" svg:width="6.1cm" svg:height="3.401cm" svg:x="4.6cm" svg:y="21.871cm">
            <draw:text-box>
              <text:p text:style-name="P3"><text:span text:style-name="T2">128</text:span></text:p>
              <text:p text:style-name="P3"><text:span text:style-name="T2">Matheo</text:span></text:p>
            </draw:text-box>
          </draw:frame>
          <draw:custom-shape draw:style-name="gr5" draw:text-style-name="P1" draw:layer="layout" svg:width="8cm" svg:height="3.2cm" svg:x="2.65cm" svg:y="21.971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frame draw:style-name="gr2" draw:text-style-name="P1" draw:layer="layout" svg:width="2.05cm" svg:height="3cm" svg:x="11.45cm" svg:y="22.071cm">
            <draw:image xlink:href="Pictures/100000010000079F00000B1EF5091D91.png" xlink:type="simple" xlink:show="embed" xlink:actuate="onLoad" draw:mime-type="image/png">
              <text:p/>
            </draw:image>
          </draw:frame>
          <draw:frame draw:style-name="gr3" draw:text-style-name="P2" draw:layer="layout" svg:width="2.661cm" svg:height="1.11cm" svg:x="13.45cm" svg:y="21.821cm">
            <draw:text-box>
              <text:p><text:span text:style-name="T1">Electro</text:span></text:p>
            </draw:text-box>
          </draw:frame>
          <draw:frame draw:style-name="gr4" draw:text-style-name="P4" draw:layer="layout" svg:width="6.1cm" svg:height="3.401cm" svg:x="13.4cm" svg:y="21.871cm">
            <draw:text-box>
              <text:p text:style-name="P3"><text:span text:style-name="T2">129</text:span></text:p>
              <text:p text:style-name="P3"><text:span text:style-name="T2">Anker</text:span></text:p>
            </draw:text-box>
          </draw:frame>
          <draw:custom-shape draw:style-name="gr5" draw:text-style-name="P1" draw:layer="layout" svg:width="8cm" svg:height="3.2cm" svg:x="11.45cm" svg:y="21.971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frame draw:style-name="gr2" draw:text-style-name="P1" draw:layer="layout" svg:width="2.05cm" svg:height="3cm" svg:x="2.65cm" svg:y="25.5cm">
            <draw:image xlink:href="Pictures/100000010000079F00000B1EF5091D91.png" xlink:type="simple" xlink:show="embed" xlink:actuate="onLoad" draw:mime-type="image/png">
              <text:p/>
            </draw:image>
          </draw:frame>
          <draw:frame draw:style-name="gr3" draw:text-style-name="P2" draw:layer="layout" svg:width="2.661cm" svg:height="1.11cm" svg:x="4.65cm" svg:y="25.25cm">
            <draw:text-box>
              <text:p><text:span text:style-name="T1">Electro</text:span></text:p>
            </draw:text-box>
          </draw:frame>
          <draw:frame draw:style-name="gr4" draw:text-style-name="P4" draw:layer="layout" svg:width="6.1cm" svg:height="3.401cm" svg:x="4.6cm" svg:y="25.3cm">
            <draw:text-box>
              <text:p text:style-name="P3"><text:span text:style-name="T2">130</text:span></text:p>
              <text:p text:style-name="P3"><text:span text:style-name="T2">Adam</text:span></text:p>
            </draw:text-box>
          </draw:frame>
          <draw:custom-shape draw:style-name="gr5" draw:text-style-name="P1" draw:layer="layout" svg:width="8cm" svg:height="3.2cm" svg:x="2.65cm" svg:y="25.4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frame draw:style-name="gr2" draw:text-style-name="P1" draw:layer="layout" svg:width="2.05cm" svg:height="3cm" svg:x="11.45cm" svg:y="25.5cm">
            <draw:image xlink:href="Pictures/100000010000079F00000B1EF5091D91.png" xlink:type="simple" xlink:show="embed" xlink:actuate="onLoad" draw:mime-type="image/png">
              <text:p/>
            </draw:image>
          </draw:frame>
          <draw:frame draw:style-name="gr3" draw:text-style-name="P2" draw:layer="layout" svg:width="2.661cm" svg:height="1.11cm" svg:x="13.45cm" svg:y="25.25cm">
            <draw:text-box>
              <text:p><text:span text:style-name="T1">Electro</text:span></text:p>
            </draw:text-box>
          </draw:frame>
          <draw:frame draw:style-name="gr4" draw:text-style-name="P4" draw:layer="layout" svg:width="6.1cm" svg:height="3.401cm" svg:x="13.4cm" svg:y="25.3cm">
            <draw:text-box>
              <text:p text:style-name="P3"><text:span text:style-name="T2">131</text:span></text:p>
              <text:p text:style-name="P3"><text:span text:style-name="T2">Loui</text:span></text:p>
            </draw:text-box>
          </draw:frame>
          <draw:custom-shape draw:style-name="gr5" draw:text-style-name="P1" draw:layer="layout" svg:width="8cm" svg:height="3.2cm" svg:x="11.45cm" svg:y="25.4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o Sans Std" svg:font-family="'Neo Sans Std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DK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6T14:27:37.599448320</meta:creation-date>
    <dc:date>2025-01-10T15:01:45.740558593</dc:date>
    <meta:editing-duration>PT56M52S</meta:editing-duration>
    <meta:editing-cycles>5</meta:editing-cycles>
    <meta:generator>LibreOffice/24.2.7.2$Linux_X86_64 LibreOffice_project/420$Build-2</meta:generator>
    <meta:document-statistic meta:object-count="160"/>
  </office:meta>
</office:document-meta>
</file>